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acheAnnotationTests.testUnknownCustomKey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CacheAnnotationTests.testClassMultiConditionalCacheAndEvi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ClassEvictWithKeyEar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KeyExpression( CacheableService &lt; ? &gt;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CacheAnnotationTests.testEvictWith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CacheAnnotationTests.testClassRootV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CheckedThrowable( CacheableService &lt; ? &gt;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CacheAnnotationTests.testUnknownCustom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CacheAnnotationTests.testCacheableNull( CacheableService &lt; ? &gt;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CacheAnnotationTests.testEvictAllEarly( CacheableService &lt; ? &gt; servi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bstractCacheAnnotationTests.testCacheableSync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ClassCacheEvictWithW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PutRefersTo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EvictWithKey( CacheableService &lt; ? &gt;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CacheAnnotationTests.testCacheableSync( CacheableService &lt; ? &gt;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CacheAnnotationTests.testMultiConditionalCacheAndEvict( CacheableService &lt; ? &gt;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CacheAnnotationTests.testMulti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ClassUp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CacheableSyn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ClassConditionalUp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ClassEvictEar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ConditionalExpressionSync( CacheableService &lt; ? &gt;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CacheAnnotationTests.test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EvictWithKeyEarly( CacheableService &lt; ? &gt; servi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CacheAnnotationTests.testUnless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EvictWithKeyEar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Key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EvictAll( CacheableService &lt; ? &gt; service , boolean successExpect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AbstractCacheAnnotationTests.testConditionalExpressionSyn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ConditionalUp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Cacheable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ClassCheck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MultiEvi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EvictException( CacheableService &lt; ? &gt; servi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CacheAnnotationTests.testCheckedThrowableSync( CacheableService &lt; ? &gt;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CacheAnnotationTests.testCustomKey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CacheAnnotationTests.testMulti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ClassUncheckedExceptionSyn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ClassPutRefersTo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CacheUpdate( CacheableService &lt; ? &gt;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CacheAnnotationTests.testClassCacheCache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Uncheck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ClassCheckedExceptionSyn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ClassNul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CacheAnnotationTests.testMultiCacheAndEvi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MultiCacheAndEvict( CacheableService &lt; ? &gt;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CacheAnnotationTests.testConditional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ConditionalExpression( CacheableService &lt; ? &gt;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CacheAnnotationTests.testCustom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CacheAnnotationTests.testConditionalCacheUpdate( CacheableService &lt; ? &gt;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CacheAnnotationTests.testPutRefersToResult( CacheableService &lt; ? &gt;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CacheAnnotationTests.testClass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MultiEvict( CacheableService &lt; ? &gt;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bstractCacheAnnotationTests.testMultiPut( CacheableService &lt; ? &gt;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CacheAnnotationTests.testVarArgs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UnlessExpression( CacheableService &lt; ? &gt;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CacheAnnotationTests.testClassMulti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NullArg( CacheableService &lt; ? &gt;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acheAnnotationTests.testVarArgsKey( CacheableService &lt; ? &gt;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CacheAnnotationTests.testClassMultiCacheAndEvi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ClassUncheck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Cache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Evict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ClassEvictWith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EvictEarly( CacheableService &lt; ? &gt; servi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CacheAnnotationTests.testMultiCache( CacheableService &lt; ? &gt;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bstractCacheAnnotationTests.testUncheckedThrowable( CacheableService &lt; ? &gt;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CacheAnnotationTests.testUp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Evict( CacheableService &lt; ? &gt; service , boolean successExpect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bstractCacheAnnotationTests.testRootV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MethodName( CacheableService &lt; ? &gt; service , String ke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CacheAnnotationTests.testEvictEar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ClassCacheUnless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Evi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ClassEvict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UncheckedExceptionSyn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Cacheable( CacheableService &lt; ? &gt;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CacheAnnotationTests.testCheckedExceptionSyn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UncheckedThrowableSync( CacheableService &lt; ? &gt;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CacheAnnotationTests.testRootVars( CacheableService &lt; ? &gt;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CacheAnnotationTests.testClassMultiEvi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NullValue( CacheableService &lt; ? &gt;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CacheAnnotationTests.testClassNull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MultiConditionalCacheAndEvi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EvictWith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ClassCacheEvi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EvictAllEar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Null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CacheAnnotationTests.testNul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Check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ClassMulti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AnnotationTests.testCacheableSyncNull( CacheableService &lt; ? &gt;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